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3.498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is list contains many VR titles which are *not* whitelisted or native (so you will not get support from Valve or the game developers) but were confirmed to work wel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was created because ProtonDB does not have a way to filter for only "VR Supported" or "VR Only" games, only by user tags: https://www.protondb.com/explore?page=0&amp;selectedFilters=userTags&amp;selectedTags=V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eaks may be required, and updates may change how well it works with Proton, so be sure to read the latest reviews on ProtonDB.</text:p>
          </table:table-cell>
          <table:table-cell table:number-columns-repeated="4"/>
          <table:table-cell>
            <office:annotation office:display="true" draw:style-name="gr1" draw:text-style-name="P2" svg:width="1.1413in" svg:height="0.7083in" svg:x="11.8764in" svg:y="0.711in" draw:caption-point-x="-0.2402in" draw:caption-point-y="0.0039in">
              <dc:date>2022-05-15T00:00:00</dc:date>
              <text:p text:style-name="P1"><text:span text:style-name="T1">Save CSV with field and string delimiters blank</text:span></text:p>
            </office:annotation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Eng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4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46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www.epicgames.com/store/en-US/p/subnautica</text:p>
          </table:table-cell>
          <table:table-cell office:value-type="string" calcext:value-type="string">
            <text:p>) 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VR Supported title, not VR Only. Most reviews likely do not reflect VR performance.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21:58:20.1663456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5-15T22:00:03.308605507</dc:date>
    <meta:editing-duration>PT2H24M8S</meta:editing-duration>
    <meta:editing-cycles>20</meta:editing-cycles>
    <meta:generator>LibreOffice/7.3.3.2$Linux_X86_64 LibreOffice_project/30$Build-2</meta:generator>
    <meta:document-statistic meta:table-count="1" meta:cell-count="752" meta:object-count="0"/>
  </office:meta>
</office:document-meta>
</file>